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3.3125in"/>
    </style:style>
    <style:style style:name="Table1.D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7c3e" officeooo:paragraph-rsid="00117c3e"/>
    </style:style>
    <style:style style:name="P2" style:family="paragraph" style:parent-style-name="Standard">
      <style:text-properties officeooo:rsid="0012b517" officeooo:paragraph-rsid="0012b517"/>
    </style:style>
    <style:style style:name="P3" style:family="paragraph" style:parent-style-name="Standard">
      <style:text-properties officeooo:rsid="0012b517" officeooo:paragraph-rsid="0016d65c"/>
    </style:style>
    <style:style style:name="P4" style:family="paragraph" style:parent-style-name="Standard">
      <style:paragraph-properties fo:text-align="center" style:justify-single-word="false"/>
      <style:text-properties officeooo:rsid="00144c78" officeooo:paragraph-rsid="00144c78"/>
    </style:style>
    <style:style style:name="P5" style:family="paragraph" style:parent-style-name="Standard">
      <style:paragraph-properties fo:text-align="start" style:justify-single-word="false"/>
      <style:text-properties officeooo:rsid="00144c78" officeooo:paragraph-rsid="00150cfc"/>
    </style:style>
    <style:style style:name="P6" style:family="paragraph" style:parent-style-name="Standard">
      <style:text-properties fo:font-size="14pt" fo:font-weight="bold" officeooo:rsid="00117c3e" officeooo:paragraph-rsid="00117c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d65c" officeooo:paragraph-rsid="0016d65c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17c3e" officeooo:paragraph-rsid="00117c3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6d65c" officeooo:paragraph-rsid="0016d65c"/>
    </style:style>
    <style:style style:name="P10" style:family="paragraph" style:parent-style-name="Standard">
      <style:text-properties officeooo:rsid="0016d65c" officeooo:paragraph-rsid="0016d65c"/>
    </style:style>
    <style:style style:name="P11" style:family="paragraph" style:parent-style-name="Standard">
      <style:text-properties officeooo:rsid="0016d65c" officeooo:paragraph-rsid="00177c43"/>
    </style:style>
    <style:style style:name="P12" style:family="paragraph" style:parent-style-name="Standard">
      <style:paragraph-properties fo:text-align="start" style:justify-single-word="false"/>
      <style:text-properties officeooo:rsid="00177c43" officeooo:paragraph-rsid="00177c43"/>
    </style:style>
    <style:style style:name="P13" style:family="paragraph" style:parent-style-name="Standard">
      <style:paragraph-properties fo:text-align="start" style:justify-single-word="false"/>
      <style:text-properties fo:color="#666666" style:font-name="Nimbus Mono L" fo:font-size="10pt" fo:font-weight="normal" officeooo:rsid="00177c43" officeooo:paragraph-rsid="00177c43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officeooo:rsid="0012b517" officeooo:paragraph-rsid="0012b517"/>
    </style:style>
    <style:style style:name="P15" style:family="paragraph" style:parent-style-name="Preformatted_20_Text">
      <style:paragraph-properties fo:text-align="start" style:justify-single-word="false"/>
      <style:text-properties fo:color="#666666" style:font-name="Nimbus Mono L" fo:font-size="10pt" fo:font-weight="normal" officeooo:rsid="00177c43" officeooo:paragraph-rsid="00177c43" style:font-size-asian="10pt" style:font-weight-asian="normal" style:font-size-complex="10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44c78"/>
    </style:style>
    <style:style style:name="T3" style:family="text">
      <style:text-properties style:text-position="sub 58%" officeooo:rsid="0016d65c"/>
    </style:style>
    <style:style style:name="T4" style:family="text">
      <style:text-properties officeooo:rsid="00144c78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44c78"/>
    </style:style>
    <style:style style:name="T7" style:family="text">
      <style:text-properties style:text-position="0% 100%" officeooo:rsid="00150cfc"/>
    </style:style>
    <style:style style:name="T8" style:family="text">
      <style:text-properties style:text-position="0% 100%" officeooo:rsid="0016d65c"/>
    </style:style>
    <style:style style:name="T9" style:family="text">
      <style:text-properties style:text-position="0% 100%" officeooo:rsid="00177c43"/>
    </style:style>
    <style:style style:name="T10" style:family="text">
      <style:text-properties style:text-position="0% 100%" style:font-name="Nimbus Mono L" fo:font-size="10pt"/>
    </style:style>
    <style:style style:name="T11" style:family="text">
      <style:text-properties officeooo:rsid="00150cfc"/>
    </style:style>
    <style:style style:name="T12" style:family="text">
      <style:text-properties style:text-position="super 58%" officeooo:rsid="00150cfc"/>
    </style:style>
    <style:style style:name="T13" style:family="text">
      <style:text-properties officeooo:rsid="00177c4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rea 1 - Complejidad y computabilidad</text:p>
      <text:p text:style-name="P1">Eduardo David Martínez Neri</text:p>
      <text:p text:style-name="P1"/>
      <text:p text:style-name="P2">Esta pr<text:span text:style-name="T11">á</text:span>ctica intenta responder de manera probabilistica la siguiente pregunta:</text:p>
      <text:p text:style-name="P8">¿Es posible obtener cadenas de longitud 2 a partir del sistema formal <text:span text:style-name="T11">MIU</text:span>?</text:p>
      <text:p text:style-name="P1"/>
      <text:p text:style-name="P2">El sistema formal MIU, consta de 4 axiomas, los cuales se definen <text:span text:style-name="T11">mediante reglas</text:span> en notación similar a Backus-Nau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Número</text:p>
          </table:table-cell>
          <table:table-cell table:style-name="Table1.A1" office:value-type="string">
            <text:p text:style-name="P14">Regla</text:p>
          </table:table-cell>
          <table:table-cell table:style-name="Table1.A1" office:value-type="string">
            <text:p text:style-name="P14">Explicación <text:span text:style-name="T11">breve</text:span></text:p>
          </table:table-cell>
          <table:table-cell table:style-name="Table1.D1" office:value-type="string">
            <text:p text:style-name="P14">Ejemplo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xI → xIU</text:p>
          </table:table-cell>
          <table:table-cell table:style-name="Table1.A2" office:value-type="string">
            <text:p text:style-name="P14">Si la cadena termina en I, se puede agregar U</text:p>
          </table:table-cell>
          <table:table-cell table:style-name="Table1.D2" office:value-type="string">
            <text:p text:style-name="P14">MI → MIU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Mx → Mxx</text:p>
          </table:table-cell>
          <table:table-cell table:style-name="Table1.A2" office:value-type="string">
            <text:p text:style-name="P14">Se duplica la cadena x</text:p>
          </table:table-cell>
          <table:table-cell table:style-name="Table1.D2" office:value-type="string">
            <text:p text:style-name="P14">MIU → MIUIU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XIIIy → xUy</text:p>
          </table:table-cell>
          <table:table-cell table:style-name="Table1.A2" office:value-type="string">
            <text:p text:style-name="P14">Cualquier III se reemplaza por U</text:p>
          </table:table-cell>
          <table:table-cell table:style-name="Table1.D2" office:value-type="string">
            <text:p text:style-name="P14">MUIIIU → MUUU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XUUy → xy</text:p>
          </table:table-cell>
          <table:table-cell table:style-name="Table1.A2" office:value-type="string">
            <text:p text:style-name="P14">Eliminar cualquier UU</text:p>
          </table:table-cell>
          <table:table-cell table:style-name="Table1.D2" office:value-type="string">
            <text:p text:style-name="P14">MUUU → MU</text:p>
          </table:table-cell>
        </table:table-row>
      </table:table>
      <text:p text:style-name="P2"/>
      <text:p text:style-name="P11">Para demostrar que el sistema formal MIU, no puede generar cadenas de longitud 2, se utiliza un estadistico similar a <text:span text:style-name="T13">χ2, denominado </text:span><text:span text:style-name="T9">Л</text:span>, el cual de acuerdo a [1], permite asegurar cuando una distribución es igual a otra. </text:p>
      <text:p text:style-name="P11"><text:span text:style-name="T13">E</text:span>n este caso utilizamos este estad<text:span text:style-name="T13">í</text:span>stico, para obtener una distribución normal de promedios de cadenas MIU, lo cual mediante teorema central de límite, sabemos que la distribución se va a comportar de forma normal, s<text:span text:style-name="T13">ó</text:span>lo que no sabemos a partir de cuantos promedios. <text:span text:style-name="T13">Es por eso que este estadístico, mediante el parámetro ya obtenido 3.2 en [1], si el valor que obtenemos es menor a 3.2 podemos asegurar normalidad.</text:span> </text:p>
      <text:p text:style-name="P11">Una vez que obtenemos normalidad, mediante Chevichev podemos obtener un l<text:span text:style-name="T13">í</text:span>mite <text:span text:style-name="T13">en el cual el</text:span> 95% de las cadenas, <text:span text:style-name="T13">son superiores a cierto valor</text:span>,<text:span text:style-name="T13"> si el número es mayor que 2, podemos asegurar que el 95% de las veces no se puede obtener 2.</text:span></text:p>
      <text:p text:style-name="P10"/>
      <text:p text:style-name="P2">El programa creado sigue <text:span text:style-name="T11">el siguiente</text:span> pseudocódigo:</text:p>
      <text:p text:style-name="P2"/>
      <text:p text:style-name="P2">Repetir:</text:p>
      <text:p text:style-name="P2"><text:tab/>Repetir 100 veces:<text:tab/></text:p>
      <text:p text:style-name="P2"><text:tab/><text:tab/>Generar 1000 cadenas (teoremas) MIU, a partir de aplicación aleatoria de las reglas <text:tab/><text:tab/><text:tab/>(axiomas) indicadas, en este caso se aplican 5 reglas.</text:p>
      <text:p text:style-name="P2"><text:tab/><text:tab/>Obtener la longitud de cada una de las cadenas y posteriormente obtener el promedio de <text:tab/><text:tab/>todas. </text:p>
      <text:p text:style-name="P2"><text:tab/>Calcular media y desviación estandar <text:span text:style-name="T4">a partir de las observaciones obtenidas.</text:span></text:p>
      <text:p text:style-name="P2"><text:tab/>Estandarizar las observaciones obtenidas (media=0, desviación estandar=1)</text:p>
      <text:p text:style-name="P2"><text:tab/>Utilizando la tabla de deciles de [1], obtener las observaciones de cada decil O<text:span text:style-name="T1">i </text:span></text:p>
      <text:p text:style-name="P3"><text:span text:style-name="T1"><text:tab/></text:span><text:span text:style-name="T8">El valor esperado de observaciones E</text:span><text:span text:style-name="T3">i </text:span><text:span text:style-name="T8">se obtiene a partir de 100/Q = 10</text:span></text:p>
      <text:p text:style-name="P3"><text:span text:style-name="T2"><text:tab/></text:span><text:span text:style-name="T6">Calcular el estad</text:span><text:span text:style-name="T8">í</text:span><text:span text:style-name="T6">stico Л, de [1].</text:span></text:p>
      <text:p text:style-name="P4"><text:span text:style-name="T5">Л = </text:span><text:span text:style-name="T5"><draw:frame draw:style-name="fr1" draw:name="Object1" text:anchor-type="as-char" svg:y="-0.2925in" svg:width="2.0744in" svg:height="0.466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5"><text:tab/></text:span><text:span text:style-name="T7">Si </text:span><text:span text:style-name="T5">Л </text:span><text:span text:style-name="T7">&lt; 3.2, podemos asegurar que nuestra distribución se comporta normal, </text:span><text:span text:style-name="T8">utilizando el <text:tab/>indicador de [1]</text:span></text:p>
      <text:p text:style-name="P5"><text:span text:style-name="T7"><text:tab/><text:tab/>Calculamos el l</text:span><text:span text:style-name="T8">í</text:span><text:span text:style-name="T7">mite del 95% utilizando Chevichev, </text:span><text:span text:style-name="T8">utilizando la desigualdad de <text:tab/><text:tab/><text:tab/><text:tab/>Chevichev</text:span><text:span text:style-name="T7">, </text:span><text:span text:style-name="T8">simplificando obtenemos:</text:span></text:p>
      <text:p text:style-name="P5"><text:span text:style-name="T7"><text:tab/><text:tab/><text:tab/>n = media – k * desviación_estandar</text:span></text:p>
      <text:p text:style-name="P5"><text:soft-page-break/><text:span text:style-name="T12"><text:tab/><text:tab/></text:span><text:span text:style-name="T7">Y a partir de ese valor, podemos con certeza saber que una cadena de longitud menor <text:tab/><text:tab/><text:tab/>que n, no se puede encontrar con un 95% de probabilidad.</text:span></text:p>
      <text:p text:style-name="P5"><text:span text:style-name="T7"><text:tab/><text:tab/>Salir del ciclo y terminar programa</text:span></text:p>
      <text:p text:style-name="P5"><text:span text:style-name="T7"/></text:p>
      <text:p text:style-name="P9"><text:span text:style-name="T7">E</text:span><text:span text:style-name="T5">l código se envía adicional al pseudocódigo, el cual esta escrito en Python, y se puede ejecutar con el comando:</text:span></text:p>
      <text:p text:style-name="P9"><text:span text:style-name="T5"><text:tab/>python MU.py</text:span></text:p>
      <text:p text:style-name="P9"><text:span text:style-name="T5"/></text:p>
      <text:p text:style-name="P12"><text:span text:style-name="T5">Un ejemplo de ejecución del programa, es la siguiente:</text:span></text:p>
      <text:p text:style-name="P12"><text:span text:style-name="T5"/></text:p>
      <text:p text:style-name="P13"><text:span text:style-name="T5">Iteracion: 9, Estadistico_L: 1.2</text:span></text:p>
      <text:p text:style-name="P15"><text:span text:style-name="T5">Es Normal con media: 5.2507, Desviacion estándar: 0.10215600814440623</text:span></text:p>
      <text:p text:style-name="P13"><text:span text:style-name="T5">Por Chevichev podemos inferir que el 95% de las cadenas son mayores que 4.7938444429581715</text:span></text:p>
      <text:p text:style-name="P5"><text:span text:style-name="T7"/></text:p>
      <text:p text:style-name="P9"><text:span text:style-name="T7">S</text:span><text:span text:style-name="T5">olo es necesario tener instalado el lenguaje de programación Python, el cual se puede obtener de https://www.python.org/downloads/</text:span></text:p>
      <text:p text:style-name="P5"><text:span text:style-name="T7"/></text:p>
      <text:p text:style-name="P7"><text:span text:style-name="T7">R</text:span><text:span text:style-name="T5">eferencias</text:span></text:p>
      <text:p text:style-name="P9"><text:span text:style-name="T5"/></text:p>
      <text:p text:style-name="P9"><text:span text:style-name="T7">[</text:span><text:span text:style-name="T5">1] Normality from Monte Carlo Simulation for Statistical Validation of Computer Intensive Algorithms, Angel Fernando Kuri-Morales y Ignacio López-Peñ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7:07:17.148879941</meta:creation-date>
    <dc:date>2016-09-08T18:18:36.074330623</dc:date>
    <meta:editing-duration>PT5S</meta:editing-duration>
    <meta:editing-cycles>1</meta:editing-cycles>
    <meta:document-statistic meta:table-count="1" meta:image-count="0" meta:object-count="1" meta:page-count="2" meta:paragraph-count="53" meta:word-count="527" meta:character-count="3219" meta:non-whitespace-character-count="2704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Q</mi>
        </munderover>
        <mrow>
          <mo fence="true" stretchy="false">(</mo>
          <mrow>
            <mfrac>
              <msup>
                <mrow>
                  <mo fence="true" stretchy="false">(</mo>
                  <mrow>
                    <mrow>
                      <msub>
                        <mi>O</mi>
                        <mi>i</mi>
                      </msub>
                      <mo stretchy="false">−</mo>
                      <msub>
                        <mi>E</mi>
                        <mi>i</mi>
                      </msub>
                    </mrow>
                  </mrow>
                  <mo fence="true" stretchy="false">)</mo>
                </mrow>
                <mn>2</mn>
              </msup>
              <msub>
                <mi>E</mi>
                <mi>i</mi>
              </msub>
            </mfrac>
          </mrow>
          <mo fence="true" stretchy="false">)</mo>
        </mrow>
      </mrow>
      <mo stretchy="false">∧</mo>
      <mrow>
        <mo fence="true" stretchy="false">[</mo>
        <mrow>
          <mrow>
            <mrow>
              <msub>
                <mi>O</mi>
                <mi>i</mi>
              </msub>
              <mo stretchy="false">≥</mo>
              <mi mathvariant="italic">phi</mi>
            </mrow>
            <mo stretchy="false">∀</mo>
            <mi>i</mi>
          </mrow>
        </mrow>
        <mo fence="true" stretchy="false">]</mo>
      </mrow>
    </mrow>
    <annotation encoding="StarMath 5.0">sum from{i=1} to{Q}  ((O_{i} - E_{i})^2 over E_{i}) and [ O_{i}  &gt;= phi forall i ]</annotation>
  </semantics>
</math>
</file>